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5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>
            <text:p>S=</text:p>
          </table:table-cell>
          <table:table-cell office:value-type="float" office:value="1.2">
            <text:p>1.2</text:p>
          </table:table-cell>
          <table:table-cell table:formula="of:=1/[.F1]" office:value-type="float" office:value="0.833333333333333">
            <text:p>0.83</text:p>
          </table:table-cell>
          <table:table-cell/>
          <table:table-cell>
            <draw:frame table:end-cell-address="'25'.P21" table:end-x="0.6205in" table:end-y="0.0992in" draw:z-index="0" draw:style-name="gr1" draw:text-style-name="P1" svg:width="6.2988in" svg:height="3.5429in" svg:x="0.5449in" svg:y="0.1122in">
              <draw:object draw:notify-on-update-of-ranges="'25'.A5:'25'.A8 '25'.D4:'25'.D4 '25'.D5:'25'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A=</text:p>
          </table:table-cell>
          <table:table-cell office:value-type="float" office:value="1.29">
            <text:p>1.2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bm, A</text:p>
          </table:table-cell>
          <table:table-cell office:value-type="string">
            <text:p>ib_dif_f, A</text:p>
          </table:table-cell>
          <table:table-cell office:value-type="string">
            <text:p>ibn noise, pk-pk, A</text:p>
          </table:table-cell>
          <table:table-cell office:value-type="string">
            <text:p>ibn, A</text:p>
          </table:table-cell>
          <table:table-cell office:value-type="string">
            <text:p>ibm, A</text:p>
          </table:table-cell>
          <table:table-cell office:value-type="string">
            <text:p>ibnAdj, A</text:p>
          </table:table-cell>
          <table:table-cell table:number-columns-repeated="3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.5">
            <text:p>-2.5</text:p>
          </table:table-cell>
          <table:table-cell office:value-type="float" office:value="2.5">
            <text:p>2.5</text:p>
          </table:table-cell>
          <table:table-cell table:formula="of:=[.A5]-[.B5]" office:value-type="float" office:value="-22.5">
            <text:p>-22.5</text:p>
          </table:table-cell>
          <table:table-cell table:formula="of:=[.A5]" office:value-type="float" office:value="-25">
            <text:p>-25</text:p>
          </table:table-cell>
          <table:table-cell table:formula="of:=[.D5]*[.$F$1]+[.$F$2]" office:value-type="float" office:value="-25.71">
            <text:p>-25.7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formula="of:=[.A6]-[.B6]" office:value-type="float" office:value="12">
            <text:p>12</text:p>
          </table:table-cell>
          <table:table-cell table:formula="of:=[.A6]" office:value-type="float" office:value="14">
            <text:p>14</text:p>
          </table:table-cell>
          <table:table-cell table:formula="of:=[.D6]*[.$F$1]+[.$F$2]" office:value-type="float" office:value="15.69">
            <text:p>15.6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2">
            <text:p>6.2</text:p>
          </table:table-cell>
          <table:table-cell office:value-type="float" office:value="5.5">
            <text:p>5.5</text:p>
          </table:table-cell>
          <table:table-cell table:formula="of:=[.A7]-[.B7]" office:value-type="float" office:value="24.8">
            <text:p>24.8</text:p>
          </table:table-cell>
          <table:table-cell table:formula="of:=[.A7]" office:value-type="float" office:value="31">
            <text:p>31</text:p>
          </table:table-cell>
          <table:table-cell table:formula="of:=[.D7]*[.$F$1]+[.$F$2]" office:value-type="float" office:value="31.05">
            <text:p>31.0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table:formula="of:=[.A8]-[.B8]" office:value-type="float" office:value="31.5">
            <text:p>31.5</text:p>
          </table:table-cell>
          <table:table-cell table:formula="of:=[.A8]" office:value-type="float" office:value="40">
            <text:p>40</text:p>
          </table:table-cell>
          <table:table-cell table:formula="of:=[.D8]*[.$F$1]+[.$F$2]" office:value-type="float" office:value="39.09">
            <text:p>39.0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25'.I31" table:end-x="0.2256in" table:end-y="0.1413in" draw:z-index="1" draw:style-name="gr1" draw:text-style-name="P1" svg:width="6.2988in" svg:height="3.5429in" svg:x="0.0232in" svg:y="0.1543in">
              <draw:object draw:notify-on-update-of-ranges="'25'.D5:'25'.D8 '25'.E4:'25'.E4 '25'.E5:'25'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'25'.O34" table:end-x="0.6421in" table:end-y="0.026in" draw:z-index="2" draw:style-name="gr1" draw:text-style-name="P1" svg:width="6.2988in" svg:height="3.5429in" svg:x="0.5665in" svg:y="0.039in">
              <draw:object draw:notify-on-update-of-ranges="'25'.E5:'25'.E8 '25'.F4:'25'.F4 '25'.F5:'25'.F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5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12" table:default-cell-style-name="Default"/>
        <table:table-row table:style-name="ro1">
          <table:table-cell table:number-columns-repeated="4"/>
          <table:table-cell office:value-type="string">
            <text:p>S=</text:p>
          </table:table-cell>
          <table:table-cell office:value-type="float" office:value="0.88">
            <text:p>0.88</text:p>
          </table:table-cell>
          <table:table-cell table:formula="of:=1/[.F1]" office:value-type="float" office:value="1.13636363636364">
            <text:p>1.14</text:p>
          </table:table-cell>
          <table:table-cell/>
          <table:table-cell>
            <draw:frame table:end-cell-address="25a.P22" table:end-x="0.6205in" table:end-y="0.0992in" draw:z-index="0" draw:style-name="gr1" draw:text-style-name="P1" svg:width="6.2988in" svg:height="3.7209in" svg:x="0.5449in" svg:y="0.1122in">
              <draw:object draw:notify-on-update-of-ranges="25a.A5:25a.A9 25a.D4:25a.D4 25a.D5:25a.D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=</text:p>
          </table:table-cell>
          <table:table-cell table:formula="of:=1.29-0.53-0.15" office:value-type="float" office:value="0.61">
            <text:p>0.6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bm, A</text:p>
          </table:table-cell>
          <table:table-cell office:value-type="string">
            <text:p>ib_dif_f, A</text:p>
          </table:table-cell>
          <table:table-cell office:value-type="string">
            <text:p>ibn noise, pk-pk, A</text:p>
          </table:table-cell>
          <table:table-cell office:value-type="string">
            <text:p>ibn, A</text:p>
          </table:table-cell>
          <table:table-cell office:value-type="string">
            <text:p>ibm, A</text:p>
          </table:table-cell>
          <table:table-cell office:value-type="string">
            <text:p>ibnAdj, A</text:p>
          </table:table-cell>
          <table:table-cell table:number-columns-repeated="11"/>
        </table:table-row>
        <table:table-row table:style-name="ro1">
          <table:table-cell table:formula="of:=-32"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formula="of:=[.A5]-[.B5]" office:value-type="float" office:value="-37">
            <text:p>-37</text:p>
          </table:table-cell>
          <table:table-cell table:formula="of:=[.A5]" office:value-type="float" office:value="-32">
            <text:p>-32</text:p>
          </table:table-cell>
          <table:table-cell table:formula="of:=[.D5]*[.$F$1]+[.$F$2]" office:value-type="float" office:value="-31.95">
            <text:p>-31.95</text:p>
          </table:table-cell>
          <table:table-cell table:number-columns-repeated="11"/>
        </table:table-row>
        <table:table-row table:style-name="ro1">
          <table:table-cell table:formula="of:=-34.8" office:value-type="float" office:value="-34.8">
            <text:p>-34.8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table:formula="of:=[.A6]-[.B6]" office:value-type="float" office:value="-40.3">
            <text:p>-40.3</text:p>
          </table:table-cell>
          <table:table-cell table:formula="of:=[.A6]" office:value-type="float" office:value="-34.8">
            <text:p>-34.8</text:p>
          </table:table-cell>
          <table:table-cell table:formula="of:=[.D6]*[.$F$1]+[.$F$2]" office:value-type="float" office:value="-34.854">
            <text:p>-34.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A7]" office:value-type="float" office:value="0">
            <text:p>0</text:p>
          </table:table-cell>
          <table:table-cell table:formula="of:=[.D7]*[.$F$1]+[.$F$2]" office:value-type="float" office:value="0.61">
            <text:p>0.61</text:p>
          </table:table-cell>
          <table:table-cell table:number-columns-repeated="11"/>
        </table:table-row>
        <table:table-row table:style-name="ro1">
          <table:table-cell table:formula="of:=29" office:value-type="float" office:value="29">
            <text:p>29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formula="of:=[.A8]-[.B8]" office:value-type="float" office:value="32">
            <text:p>32</text:p>
          </table:table-cell>
          <table:table-cell table:formula="of:=[.A8]" office:value-type="float" office:value="29">
            <text:p>29</text:p>
          </table:table-cell>
          <table:table-cell table:formula="of:=[.D8]*[.$F$1]+[.$F$2]" office:value-type="float" office:value="28.77">
            <text:p>28.77</text:p>
          </table:table-cell>
          <table:table-cell table:number-columns-repeated="11"/>
        </table:table-row>
        <table:table-row table:style-name="ro1">
          <table:table-cell table:formula="of:=31.5" office:value-type="float" office:value="31.5">
            <text:p>31.5</text:p>
          </table:table-cell>
          <table:table-cell office:value-type="float" office:value="-3.2">
            <text:p>-3.2</text:p>
          </table:table-cell>
          <table:table-cell office:value-type="float" office:value="2">
            <text:p>2</text:p>
          </table:table-cell>
          <table:table-cell table:formula="of:=[.A9]-[.B9]" office:value-type="float" office:value="34.7">
            <text:p>34.7</text:p>
          </table:table-cell>
          <table:table-cell table:formula="of:=[.A9]" office:value-type="float" office:value="31.5">
            <text:p>31.5</text:p>
          </table:table-cell>
          <table:table-cell table:formula="of:=[.D9]*[.$F$1]+[.$F$2]" office:value-type="float" office:value="31.146">
            <text:p>31.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25a.I32" table:end-x="0.226in" table:end-y="0.1409in" draw:z-index="1" draw:style-name="gr1" draw:text-style-name="P1" svg:width="6.2988in" svg:height="3.5429in" svg:x="0.0236in" svg:y="0.1543in">
              <draw:object draw:notify-on-update-of-ranges="25a.D5:25a.D9 25a.E4:25a.E4 25a.E5:25a.E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>
            <draw:frame table:end-cell-address="25a.O35" table:end-x="0.6421in" table:end-y="0.026in" draw:z-index="2" draw:style-name="gr1" draw:text-style-name="P1" svg:width="6.2988in" svg:height="3.5429in" svg:x="0.5665in" svg:y="0.0394in">
              <draw:object draw:notify-on-update-of-ranges="25a.E5:25a.E9 25a.F4:25a.F4 25a.F5:25a.F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6"/>
          <table:table-cell table:formula="of:=0.892/0.83" office:value-type="float" office:value="1.07469879518072">
            <text:p>1.07</text:p>
          </table:table-cell>
        </table:table-row>
        <table:table-row table:style-name="ro1">
          <table:table-cell table:number-columns-repeated="16"/>
          <table:table-cell table:style-name="ce2" table:formula="of:=1.07*0.83" office:value-type="float" office:value="0.8881">
            <text:p>0.888</text:p>
          </table:table-cell>
        </table:table-row>
        <table:table-row table:style-name="ro1">
          <table:table-cell table:number-columns-repeated="16"/>
          <table:table-cell table:formula="of:=1.07*0.88" office:value-type="float" office:value="0.9416">
            <text:p>0.94</text:p>
          </table:table-cell>
        </table:table-row>
        <table:table-row table:style-name="ro1" table:number-rows-repeated="104855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5">08/25/2022</text:date>, <text:time>16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49S</meta:editing-duration>
    <meta:editing-cycles>5</meta:editing-cycles>
    <meta:generator>OpenOffice/4.1.9$Win32 OpenOffice.org_project/419m1$Build-9805</meta:generator>
    <dc:date>2022-08-25T16:09:43.32</dc:date>
    <dc:creator>David Gutz</dc:creator>
    <meta:document-statistic meta:table-count="4" meta:cell-count="8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1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3.926cm" style:legend-expansion="high" chart:style-name="ch2"/>
        <chart:plot-area chart:style-name="ch3" table:cell-range-address="'25'.A5:'25'.A8 '25'.D4:'25'.D8" chart:data-source-has-labels="row" svg:x="0.77cm" svg:y="0.855cm" svg:width="11.103cm" svg:height="7.545cm">
          <chartooo:coordinate-region svg:x="1.009cm" svg:y="1.067cm" svg:width="10.677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'.D5:'25'.D8" chart:label-cell-address="'25'.D4:'25'.D4" chart:class="chart:scatter">
            <chart:domain table:cell-range-address="'25'.A5:'25'.A8"/>
            <chart:regression-curve chart:style-name="ch7">
              <chart:equation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bn, A</text:p>
                <draw:g>
                  <svg:desc>'25'.D4:'25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">
                <text:p>-25</text:p>
                <draw:g>
                  <svg:desc>'25'.A5:'25'.A8</svg:desc>
                </draw:g>
              </table:table-cell>
              <table:table-cell office:value-type="float" office:value="-22.5">
                <text:p>-22.5</text:p>
                <draw:g>
                  <svg:desc>'25'.D5:'25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1.5">
                <text:p>3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926cm" style:legend-expansion="high" chart:style-name="ch2"/>
        <chart:plot-area chart:style-name="ch3" table:cell-range-address="'25'.D5:'25'.E8 '25'.E4:'25'.E4" chart:data-source-has-labels="row" svg:x="0.77cm" svg:y="0.855cm" svg:width="10.997cm" svg:height="7.545cm">
          <chartooo:coordinate-region svg:x="1.008cm" svg:y="1.067cm" svg:width="10.57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'.E5:'25'.E8" chart:label-cell-address="'25'.E4:'25'.E4" chart:class="chart:scatter">
            <chart:domain table:cell-range-address="'25'.D5:'25'.D8"/>
            <chart:regression-curve chart:style-name="ch7">
              <chart:equation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bm, A</text:p>
                <draw:g>
                  <svg:desc>'25'.E4:'25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5">
                <text:p>-22.5</text:p>
                <draw:g>
                  <svg:desc>'25'.D5:'25'.D8</svg:desc>
                </draw:g>
              </table:table-cell>
              <table:table-cell office:value-type="float" office:value="-25">
                <text:p>-25</text:p>
                <draw:g>
                  <svg:desc>'25'.E5:'25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">
                <text:p>24.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'25'.E5:'25'.F8 '25'.F4:'25'.F4" chart:data-source-has-labels="row" svg:x="0.77cm" svg:y="0.855cm" svg:width="10.6cm" svg:height="7.545cm">
          <chartooo:coordinate-region svg:x="1.009cm" svg:y="1.067cm" svg:width="10.1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'.F5:'25'.F8" chart:label-cell-address="'25'.F4:'25'.F4" chart:class="chart:scatter">
            <chart:domain table:cell-range-address="'25'.E5:'25'.E8"/>
            <chart:regression-curve chart:style-name="ch7">
              <chart:equation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bnAdj, A</text:p>
                <draw:g>
                  <svg:desc>'25'.F4:'25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">
                <text:p>-25</text:p>
                <draw:g>
                  <svg:desc>'25'.E5:'25'.E8</svg:desc>
                </draw:g>
              </table:table-cell>
              <table:table-cell office:value-type="float" office:value="-25.71">
                <text:p>-25.71</text:p>
                <draw:g>
                  <svg:desc>'25'.F5:'25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.09">
                <text:p>39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1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452cm" xlink:href=".." xlink:type="simple" chart:class="chart:scatter" chart:style-name="ch1">
        <chart:legend chart:legend-position="end" svg:x="12.513cm" svg:y="4.152cm" style:legend-expansion="high" chart:style-name="ch2"/>
        <chart:plot-area chart:style-name="ch3" table:cell-range-address="25a.A5:25a.A9 25a.D4:25a.D9" chart:data-source-has-labels="row" svg:x="0.77cm" svg:y="0.891cm" svg:width="11.103cm" svg:height="7.952cm">
          <chartooo:coordinate-region svg:x="1.009cm" svg:y="1.103cm" svg:width="10.677cm" svg:height="7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5a.D5:25a.D9" chart:label-cell-address="25a.D4:25a.D4" chart:class="chart:scatter">
            <chart:domain table:cell-range-address="25a.A5:25a.A9"/>
            <chart:regression-curve chart:style-name="ch7">
              <chart:equation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bn, A</text:p>
                <draw:g>
                  <svg:desc>25a.D4:25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25a.A5:25a.A9</svg:desc>
                </draw:g>
              </table:table-cell>
              <table:table-cell office:value-type="float" office:value="-37">
                <text:p>-37</text:p>
                <draw:g>
                  <svg:desc>25a.D5:25a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8">
                <text:p>-34.8</text:p>
              </table:table-cell>
              <table:table-cell office:value-type="float" office:value="-40.3">
                <text:p>-4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34.7">
                <text:p>3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926cm" style:legend-expansion="high" chart:style-name="ch2"/>
        <chart:plot-area chart:style-name="ch3" table:cell-range-address="25a.D5:25a.E9 25a.E4:25a.E4" chart:data-source-has-labels="row" svg:x="0.77cm" svg:y="0.855cm" svg:width="10.997cm" svg:height="7.545cm">
          <chartooo:coordinate-region svg:x="1.008cm" svg:y="1.067cm" svg:width="10.57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5a.E5:25a.E9" chart:label-cell-address="25a.E4:25a.E4" chart:class="chart:scatter">
            <chart:domain table:cell-range-address="25a.D5:25a.D9"/>
            <chart:regression-curve chart:style-name="ch7">
              <chart:equation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bm, A</text:p>
                <draw:g>
                  <svg:desc>25a.E4:25a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">
                <text:p>-37</text:p>
                <draw:g>
                  <svg:desc>25a.D5:25a.D9</svg:desc>
                </draw:g>
              </table:table-cell>
              <table:table-cell office:value-type="float" office:value="-32">
                <text:p>-32</text:p>
                <draw:g>
                  <svg:desc>25a.E5:25a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.3">
                <text:p>-40.3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7">
                <text:p>34.7</text:p>
              </table:table-cell>
              <table:table-cell office:value-type="float" office:value="31.5">
                <text:p>3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25a.E5:25a.F9 25a.F4:25a.F4" chart:data-source-has-labels="row" svg:x="0.77cm" svg:y="0.855cm" svg:width="10.6cm" svg:height="7.545cm">
          <chartooo:coordinate-region svg:x="1.009cm" svg:y="1.067cm" svg:width="10.1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5a.F5:25a.F9" chart:label-cell-address="25a.F4:25a.F4" chart:class="chart:scatter">
            <chart:domain table:cell-range-address="25a.E5:25a.E9"/>
            <chart:regression-curve chart:style-name="ch7">
              <chart:equation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bnAdj, A</text:p>
                <draw:g>
                  <svg:desc>25a.F4:25a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25a.E5:25a.E9</svg:desc>
                </draw:g>
              </table:table-cell>
              <table:table-cell office:value-type="float" office:value="-31.95">
                <text:p>-31.95</text:p>
                <draw:g>
                  <svg:desc>25a.F5:25a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8">
                <text:p>-34.8</text:p>
              </table:table-cell>
              <table:table-cell office:value-type="float" office:value="-34.854">
                <text:p>-34.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31.146">
                <text:p>31.1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